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14%" fo:text-align="start" style:justify-single-word="false" fo:text-indent="0in" style:auto-text-indent="false" style:writing-mode="lr-tb"/>
      <style:text-properties style:font-name="DejaVu Sans Light" fo:font-size="10pt" fo:language="en" fo:country="US" fo:font-weight="bold" style:font-size-asian="10pt" style:font-size-complex="10pt"/>
    </style:style>
    <style:style style:name="P2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officeooo:rsid="000e5ef4" officeooo:paragraph-rsid="000e5ef4" style:font-size-asian="10pt" style:font-size-complex="10pt"/>
    </style:style>
    <style:style style:name="P4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style:font-name="DejaVu Sans Light" fo:font-size="10pt" fo:font-weight="normal"/>
    </style:style>
    <style:style style:name="P6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bold" style:font-size-asian="10pt" style:font-size-complex="10pt"/>
    </style:style>
    <style:style style:name="P7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P8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style:font-size-asian="10pt" style:font-size-complex="10pt"/>
    </style:style>
    <style:style style:name="P9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.5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normal" style:font-size-asian="10pt" style:font-size-complex="10pt"/>
    </style:style>
    <style:style style:name="P10" style:family="paragraph" style:parent-style-name="Text_20_body">
      <style:paragraph-properties fo:margin-top="0in" fo:margin-bottom="0in" style:contextual-spacing="false" fo:line-height="114%" fo:background-color="transparent" style:writing-mode="lr-tb">
        <style:background-image/>
      </style:paragraph-properties>
      <style:text-properties fo:font-variant="normal" fo:text-transform="none" fo:color="#000000" style:font-name="DejaVu Sans Light" fo:font-size="10pt" fo:font-weight="normal" officeooo:rsid="000e5ef4" style:font-size-asian="10pt" style:font-size-complex="10pt"/>
    </style:style>
    <style:style style:name="P11" style:family="paragraph" style:parent-style-name="Text_20_body">
      <style:paragraph-properties fo:margin-left="1in" fo:margin-right="0in" fo:margin-top="0in" fo:margin-bottom="0in" style:contextual-spacing="false" fo:line-height="114%" fo:text-align="start" style:justify-single-word="false" fo:text-indent="0in" style:auto-text-indent="false" fo:background-color="#ffffff" style:writing-mode="lr-tb">
        <style:background-image/>
      </style:paragraph-properties>
      <style:text-properties style:font-name="DejaVu Sans Light" fo:font-size="10pt" fo:language="en" fo:country="US" fo:font-weight="bold" officeooo:paragraph-rsid="00102a4a" style:font-size-asian="10pt" style:font-size-complex="10pt"/>
    </style:style>
    <style:style style:name="T1" style:family="text">
      <style:text-properties officeooo:rsid="000e5ef4"/>
    </style:style>
    <style:style style:name="T2" style:family="text">
      <style:text-properties fo:font-variant="normal" fo:text-transform="none" fo:color="#000000" style:font-size-asian="10pt" style:font-size-complex="10pt"/>
    </style:style>
    <style:style style:name="T3" style:family="text">
      <style:text-properties fo:font-variant="normal" fo:text-transform="none" fo:color="#000000" officeooo:rsid="000e5ef4" style:font-size-asian="10pt" style:font-size-complex="10pt"/>
    </style:style>
    <style:style style:name="T4" style:family="text">
      <style:text-properties officeooo:rsid="00102a4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span text:style-name="T1">ROOT:</text:span> lab 3</text:p>
        <text:p text:style-name="P2"/>
        <text:p text:style-name="P3">Root is a 'blank' start up project.</text:p>
        <text:p text:style-name="P2">1. Make some nicer animation, ex</text:p>
        <text:p text:style-name="P2"/>
        <text:p text:style-name="P1">TweenLite.from(div,.4</text:p>
        <text:p text:style-name="P11">,{css:{rotationY:<text:span text:style-name="T4">9</text:span>0, <text:span text:style-name="T4">translateX</text:span>: “ <text:span text:style-name="T4">document width”</text:span>}</text:p>
        <text:p text:style-name="P6">,onComplete:function(){</text:p>
        <text:p text:style-name="P9">console.log('animated') }</text:p>
        <text:p text:style-name="P7">})</text:p>
        <text:p text:style-name="P8"/>
        <text:p text:style-name="P2"/>
        <text:p text:style-name="P2"/>
        <text:p text:style-name="P5"><text:span text:style-name="T3">2</text:span><text:span text:style-name="T2">. Get bookmarks(hash</text:span><text:span text:style-name="T3">() function, to get SEO and deep links to work.</text:span></text:p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Tinos" svg:font-family="Tinos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no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MacOSX_x86 LibreOffice_project/7e4286b58adc75a14f6d83f53a03b6c11fa2903</meta:generator>
    <meta:creation-date>2013-07-24T16:11:48.19</meta:creation-date>
    <dc:date>2013-09-09T21:44:01.121131000</dc:date>
    <meta:editing-duration>PT1M37S</meta:editing-duration>
    <meta:editing-cycles>4</meta:editing-cycles>
    <meta:document-statistic meta:table-count="0" meta:image-count="0" meta:object-count="0" meta:page-count="1" meta:paragraph-count="9" meta:word-count="38" meta:character-count="268" meta:non-whitespace-character-count="239"/>
  </office:meta>
</office:document-meta>
</file>